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rokerAvailabilityEvent.BrokerAvailabilityEvent( boolean brokerAvailabl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kerAvailabilityEvent.isBroker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Availability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